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365cm" draw:marker-end-width="0.365cm" draw:fill="solid" draw:fill-color="#ffffff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33333" draw:marker-start-width="0.45cm" draw:marker-end-width="0.45cm" draw:fill="solid" draw:fill-color="#ffff0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6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rial Black'" style:font-family-generic="swiss" style:font-pitch="variable" fo:font-size="24pt" style:font-size-asian="24pt" style:font-size-complex="24pt"/>
    </style:style>
    <style:style style:name="T1" style:family="text">
      <style:text-properties fo:color="#0047ff" fo:font-family="'Arial Black'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cm" svg:height="2.783cm" svg:x="0cm" svg:y="0.205cm">
          <text:p/>
        </draw:rect>
        <draw:line draw:style-name="gr2" draw:text-style-name="P1" draw:layer="layout" svg:x1="0.5cm" svg:y1="2.488cm" svg:x2="7.5cm" svg:y2="2.488cm">
          <text:p/>
        </draw:line>
        <draw:line draw:style-name="gr3" draw:text-style-name="P1" draw:layer="layout" svg:x1="1cm" svg:y1="2.488cm" svg:x2="1cm" svg:y2="1.656cm">
          <text:p/>
        </draw:line>
        <draw:line draw:style-name="gr4" draw:text-style-name="P1" draw:layer="layout" svg:x1="4.9cm" svg:y1="2.488cm" svg:x2="4.9cm" svg:y2="1.656cm">
          <text:p/>
        </draw:line>
        <draw:line draw:style-name="gr5" draw:text-style-name="P1" draw:layer="layout" svg:x1="5.909cm" svg:y1="2.488cm" svg:x2="5.909cm" svg:y2="1.656cm">
          <text:p/>
        </draw:line>
        <draw:line draw:style-name="gr6" draw:text-style-name="P1" draw:layer="layout" svg:x1="6.922cm" svg:y1="2.488cm" svg:x2="6.922cm" svg:y2="1.656cm">
          <text:p/>
        </draw:line>
        <draw:rect draw:style-name="gr7" draw:text-style-name="P1" draw:layer="layout" svg:width="0.284cm" svg:height="0.266cm" svg:x="0.846cm" svg:y="2.365cm">
          <text:p/>
        </draw:rect>
        <draw:rect draw:style-name="gr7" draw:text-style-name="P1" draw:layer="layout" svg:width="0.284cm" svg:height="0.266cm" svg:x="4.768cm" svg:y="2.365cm">
          <text:p/>
        </draw:rect>
        <draw:rect draw:style-name="gr7" draw:text-style-name="P1" draw:layer="layout" svg:width="0.284cm" svg:height="0.266cm" svg:x="5.768cm" svg:y="2.365cm">
          <text:p/>
        </draw:rect>
        <draw:rect draw:style-name="gr7" draw:text-style-name="P1" draw:layer="layout" svg:width="0.284cm" svg:height="0.266cm" svg:x="6.792cm" svg:y="2.365cm">
          <text:p/>
        </draw:rect>
        <draw:frame draw:style-name="gr8" draw:text-style-name="P2" draw:layer="layout" svg:width="7.839cm" svg:height="2.976cm" svg:x="0.161cm" svg:y="0cm">
          <draw:text-box>
            <text:p><text:span text:style-name="T1">OpenLC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Shepherd</meta:initial-creator>
    <meta:creation-date>2009-11-09T18:37:36.01</meta:creation-date>
    <dc:date>2009-11-09T19:00:42.12</dc:date>
    <dc:creator>Alex Shepherd</dc:creator>
    <meta:editing-duration>PT00H22M43S</meta:editing-duration>
    <meta:editing-cycles>2</meta:editing-cycles>
    <meta:generator>OpenOffice.org/3.0$Win32 OpenOffice.org_project/300m9$Build-9358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